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7.6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Category</text:p>
          </table:table-cell>
          <table:table-cell office:value-type="string">
            <text:p>Checklist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NFR</text:p>
          </table:table-cell>
          <table:table-cell office:value-type="string">
            <text:p>Do we have clarity on scope of work for PT ?</text:p>
          </table:table-cell>
          <table:table-cell/>
        </table:table-row>
        <table:table-row table:style-name="ro1">
          <table:table-cell/>
          <table:table-cell office:value-type="string">
            <text:p>Is PT types clearly mentioned including number of cycles/runs for each test type</text:p>
          </table:table-cell>
          <table:table-cell/>
        </table:table-row>
        <table:table-row table:style-name="ro1">
          <table:table-cell/>
          <table:table-cell office:value-type="string">
            <text:p>Is mapping of NFR with type of testing completed ?</text:p>
          </table:table-cell>
          <table:table-cell/>
        </table:table-row>
        <table:table-row table:style-name="ro1">
          <table:table-cell/>
          <table:table-cell office:value-type="string">
            <text:p>Is in scope activities clearly documented ?</text:p>
          </table:table-cell>
          <table:table-cell/>
        </table:table-row>
        <table:table-row table:style-name="ro1">
          <table:table-cell/>
          <table:table-cell office:value-type="string">
            <text:p>Is out of scope activities clearly documented ?</text:p>
          </table:table-cell>
          <table:table-cell/>
        </table:table-row>
        <table:table-row table:style-name="ro1">
          <table:table-cell/>
          <table:table-cell office:value-type="string">
            <text:p>is tools for different performance test types identified ?</text:p>
          </table:table-cell>
          <table:table-cell/>
        </table:table-row>
        <table:table-row table:style-name="ro1">
          <table:table-cell/>
          <table:table-cell office:value-type="string">
            <text:p>is Critical Business flows identified ?. <text:s/>Do we have agreement on that functionalities to be performnce tested ? <text:s/>Does it cover 80~90% of core business ?</text:p>
          </table:table-cell>
          <table:table-cell/>
        </table:table-row>
        <table:table-row table:style-name="ro1">
          <table:table-cell/>
          <table:table-cell office:value-type="string">
            <text:p>is KT for application and flows completed ? Is KT documents like application overview, System appreciation document, logical architecture, physical architecture available ?</text:p>
          </table:table-cell>
          <table:table-cell/>
        </table:table-row>
        <table:table-row table:style-name="ro1">
          <table:table-cell/>
          <table:table-cell office:value-type="string">
            <text:p>Are the NFRs clearly documented and made available ?</text:p>
          </table:table-cell>
          <table:table-cell/>
        </table:table-row>
        <table:table-row table:style-name="ro1">
          <table:table-cell/>
          <table:table-cell office:value-type="string">
            <text:p>NFR gathering : <text:s/>who will gather NFR ?</text:p>
          </table:table-cell>
          <table:table-cell/>
        </table:table-row>
        <table:table-row table:style-name="ro1">
          <table:table-cell/>
          <table:table-cell office:value-type="string">
            <text:p>is NFR availability timeline agreed ?</text:p>
          </table:table-cell>
          <table:table-cell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Do we have details of team who is responsile for providing the test environment ?.</text:p>
          </table:table-cell>
          <table:table-cell/>
        </table:table-row>
        <table:table-row table:style-name="ro1">
          <table:table-cell/>
          <table:table-cell office:value-type="string">
            <text:p>Are the roles and responsibilities clearly defined ?</text:p>
          </table:table-cell>
          <table:table-cell/>
        </table:table-row>
        <table:table-row table:style-name="ro1">
          <table:table-cell/>
          <table:table-cell office:value-type="string">
            <text:p>is duration of PT environment to be made available clearly called out ?</text:p>
          </table:table-cell>
          <table:table-cell/>
        </table:table-row>
        <table:table-row table:style-name="ro1">
          <table:table-cell/>
          <table:table-cell office:value-type="string">
            <text:p>Are we planning to use shared environment for PT activities ?</text:p>
          </table:table-cell>
          <table:table-cell/>
        </table:table-row>
        <table:table-row table:style-name="ro1">
          <table:table-cell/>
          <table:table-cell office:value-type="string">
            <text:p>Environment shoul be PROD like, isolated and not shared</text:p>
          </table:table-cell>
          <table:table-cell/>
        </table:table-row>
        <table:table-row table:style-name="ro1">
          <table:table-cell/>
          <table:table-cell office:value-type="string">
            <text:p>is risk of using environment with lower config/ fewer instances highlighted and mitigated ?</text:p>
          </table:table-cell>
          <table:table-cell/>
        </table:table-row>
        <table:table-row table:style-name="ro1">
          <table:table-cell/>
          <table:table-cell office:value-type="string">
            <text:p>Have we called the risks of env with scaled down version of PROD env and critical SLA like throughput, Response time cannot be extrapolated 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 Data</text:p>
          </table:table-cell>
          <table:table-cell office:value-type="string">
            <text:p>is data preparation part of PT team ?</text:p>
          </table:table-cell>
          <table:table-cell/>
        </table:table-row>
        <table:table-row table:style-name="ro1">
          <table:table-cell/>
          <table:table-cell office:value-type="string">
            <text:p>Does PT team have access to database and all servers ? If access is not available, then there will be delay in monitoring and analysis</text:p>
          </table:table-cell>
          <table:table-cell/>
        </table:table-row>
        <table:table-row table:style-name="ro1">
          <table:table-cell/>
          <table:table-cell office:value-type="string">
            <text:p>Is PROD data redacted in PT environment ?</text:p>
          </table:table-cell>
          <table:table-cell/>
        </table:table-row>
        <table:table-row table:style-name="ro1">
          <table:table-cell/>
          <table:table-cell office:value-type="string">
            <text:p>is PT team aware of compliance risk of using real data ? <text:s/>( e.g valid mobile#, email id, credit card )</text:p>
          </table:table-cell>
          <table:table-cell/>
        </table:table-row>
        <table:table-row table:style-name="ro1">
          <table:table-cell office:value-type="string">
            <text:p>Interfaces/Stub</text:p>
          </table:table-cell>
          <table:table-cell office:value-type="string">
            <text:p>If system has interface with other applications, is PT confined to component testing of system under test and PT for interfaces and other upstream/downstream systems are not in scope</text:p>
          </table:table-cell>
          <table:table-cell/>
        </table:table-row>
        <table:table-row table:style-name="ro1">
          <table:table-cell/>
          <table:table-cell office:value-type="string">
            <text:p>Is PT for interfacing system benchmarked ? <text:s text:c="2"/>If not, there is additional complexity to identify the root cause for performance issue</text:p>
          </table:table-cell>
          <table:table-cell/>
        </table:table-row>
        <table:table-row table:style-name="ro1">
          <table:table-cell/>
          <table:table-cell office:value-type="string">
            <text:p>If interfacing system is not available or not same size as PROD, then stub needs to be provided by application team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21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a Selavrasu</meta:initial-creator>
    <meta:creation-date>2022-11-28T13:41:58.19</meta:creation-date>
    <dc:date>2022-11-28T21:08:29.20</dc:date>
    <dc:creator>Aruna Selavrasu</dc:creator>
    <meta:editing-duration>PT1H18M5S</meta:editing-duration>
    <meta:editing-cycles>8</meta:editing-cycles>
    <meta:generator>OpenOffice/4.1.6$Win32 OpenOffice.org_project/416m1$Build-9790</meta:generator>
    <meta:document-statistic meta:table-count="3" meta:cell-count="32" meta:object-count="0"/>
  </office:meta>
</office:document-meta>
</file>